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GÀGET (muòviti in modenese) è un'iniziativa di raccolta dati riguardo la mobilità, promossa e realizata da Ingegneria Senza Frontiere di Modena, al fine di porre un contributo al prossimo Piano Strutturale Comunale (http://bit.ly/12jDhj7)<text:line-break/>SGÀGET propone agli interessati e ai volonterosi la registrazione dei propri spostamenti urbani corredati di svariate informazioni, quali il mezzo di trasporto utilizzato, il tempo di percorrenza e valutazioni qualitative sul percorso. </text:p>
      <text:p text:style-name="Standard">Al momento la sola interfaccia web per l'inserimento di dati rende l'iniziativa poco accessibile e presuppone una ferrea e costante volontà, sia per il misuramento che per la successiva fase di inserimento dei dati a computer.</text:p>
      <text:p text:style-name="Standard">L'applicazione mobile SGÀGET si propone quindi come strumento flessibile, accessibile e motivatore, al fine d'ottenere un campione più ampio e costantemente aggiornato. Il compito sarà estremamente facilitato, grazie all'ottentimento e memorizzazione automatica della maggior parte dei dati (posizioni e tempistiche), lasciando ai volontari il controllo e il piacere di contribuire all'inizi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0T22:41:26</meta:creation-date>
    <dc:date>2013-05-10T23:22:17</dc:date>
    <meta:editing-duration>PT00H24M30S</meta:editing-duration>
    <meta:editing-cycles>8</meta:editing-cycles>
    <meta:generator>NeoOffice/3.3$Unix OpenOffice.org_project/Patch 1</meta:generator>
    <meta:document-statistic meta:table-count="0" meta:image-count="0" meta:object-count="0" meta:page-count="1" meta:paragraph-count="3" meta:word-count="152" meta:character-count="1099"/>
  </office:meta>
</office:document-meta>
</file>